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00/00/00</text:date>, <text:time style:data-style-name="N2" text:time-value="19:18:56.16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23T20:27:12.003000000</dc:date>
    <meta:editing-duration>PT13H26M20S</meta:editing-duration>
    <meta:editing-cycles>234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	
	'
	' 배열을 넘겨주기
	'
	Dim a( 2 ) as Byte
	a( 0 ) = 49
	a( 1 ) = 49
	a( 2 ) = 49
	base___function___with_array( a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	Dim b() as Byte
	b = Mid( s, 1, 1 )
	MsgBox( b )
	
	Dim result as Boolean : result = False
	If IsMultiByte( b ) Then
		result = IsKorean( b )
	EndIf
	MsgBox( result )

End Sub



Function research___multibyte___check_multibyte

	Dim s as String : s = "가a1"
	Dim b() as Byte
	
	Dim i as Integer
	For i = 1 To 3
		b = Mid( s, i, 1 )
		MsgBox( IsMultiByte( b ) )
	Next i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"
	Dim b() as Byte
	
	
	Dim i as Integer
	For i = 1 To 3
		b = Mid( s, i, 1 )
		MsgBox( IsKorean( b ) )
	Next i
	
End Function
Function IsKorean( b() as Byte )

	'
	' 유니코드 범위 체크 : 한글 : AC00 ~ D7FF
	'
	IsKorean = ( b( 1 ) &gt;= &amp;HAC And b( 1 ) &lt; &amp;HD8 )

End Function



Function research___multibyte___extract_initial_consonant '초성 : initial_consonant

	Dim s as String : s = "가나민a1"
	Dim b() as Byte
	
	Dim result as String
	
	Dim i as Integer
	For i = 1 To 4
		b = Mid( s, i, 1 )
		
		result = result &amp; "+ " &amp; b &amp; Chr( 10 ) &amp; "0 : " &amp; b( 0 ) &amp; Chr( 10 ) &amp; "1 : " &amp; b( 1 ) &amp; Chr( 10 ) &amp; Extract_InitialConsonant( b ) &amp; Chr( 10 ) &amp; Chr( 10 )
	Next i
	
	MsgBox( result )
	
End Function
Function Extract_InitialConsonant( b() as Byte )

	'
	' byte array를 하나의 수로 만든다.
	'
	
	Dim i as Long 'Integer : 16bit, Long : 32bit
	
	'
	' b( 1 )
	'
	i = b( 1 )
	i = i * 256 ' 256 : 2의 8승 : 왼쪽 shift 8
	
	'
	' b( 0 )
	'
	i = i + b( 0 )
	
	'
	' 한글 결합식
	'
	' (초성 인덱스 * 21 + 중성 인덱스) * 28 + 종성 인덱스 + 0xAC00( 44032 : 가 )
	'
	
	'
	' 가 : 44032
	' 각 항목의 인덱스가 모두 0 일때 '가' 이다.
	'
	i = i - 44032
	
	'
	' 종성 떨구기
	'
	i = i / 28
	
	'
	' 중성 떨구기
	'
	i = i / 21
	
	Extract_InitialConsonant = i
	
End Function



Function research___multibyte___extract_vowel '모음 : vowel

	Dim s as String : s = "가a1"
	Dim b() as Byte
	
	Dim result as String
	
	Dim i as Integer
	For i = 1 To 3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a1"
	Dim b() as Byte
	
	Dim result as String
	
	Dim i as Integer
	For i = 1 To 3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